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0.9833in" fo:text-indent="0.4916in">
        <style:tab-stops>
          <style:tab-stop style:type="left" style:position="0.0013in"/>
        </style:tab-stops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2"/></text:span><text:span text:style-name="T3">Definição do sistem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Definição do Sistema</dc:title>
    <dc:description/>
    <dc:subject/>
    <meta:initial-creator>Giovanni Armane</meta:initial-creator>
    <dc:creator>Giovanni Armane</dc:creator>
    <meta:creation-date>2015-11-17T23:24:00Z</meta:creation-date>
    <dc:date>2015-11-17T23:24:00Z</dc:date>
    <meta:template xlink:href="Normal.dotm" xlink:type="simple"/>
    <meta:editing-cycles>2</meta:editing-cycles>
    <meta:editing-duration>PT60S</meta:editing-duration>
    <meta:document-statistic meta:page-count="1" meta:paragraph-count="1" meta:word-count="3" meta:character-count="22" meta:row-count="1" meta:non-whitespace-character-count="20"/>
  </office:meta>
</office:document-meta>
</file>